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/>
    </style:style>
    <style:style style:name="Table1.A" style:family="table-column">
      <style:table-column-properties style:column-width="1.6688in"/>
    </style:style>
    <style:style style:name="Table1.B" style:family="table-column">
      <style:table-column-properties style:column-width="5.019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dcdedd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6889in" fo:margin-left="0in" fo:margin-top="0in" fo:margin-bottom="0in" table:align="left"/>
    </style:style>
    <style:style style:name="Table2.A" style:family="table-column">
      <style:table-column-properties style:column-width="2.2243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2.2396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5104in" fo:keep-together="auto"/>
    </style:style>
    <style:style style:name="Table2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.3" style:family="table-row">
      <style:table-row-properties style:min-row-height="0.5in" fo:keep-together="auto"/>
    </style:style>
    <style:style style:name="Table2.4" style:family="table-row">
      <style:table-row-properties style:min-row-height="0.3125in" fo:keep-together="auto"/>
    </style:style>
    <style:style style:name="Table2.5" style:family="table-row">
      <style:table-row-properties style:min-row-height="0.6667in" fo:keep-together="auto"/>
    </style:style>
    <style:style style:name="Table3" style:family="table">
      <style:table-properties style:width="6.6889in" fo:margin-left="0in" fo:margin-top="0in" fo:margin-bottom="0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5.7431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" style:family="table">
      <style:table-properties style:width="6.6889in" fo:margin-left="0in" fo:margin-top="0in" fo:margin-bottom="0in" table:align="left"/>
    </style:style>
    <style:style style:name="Table4.A" style:family="table-column">
      <style:table-column-properties style:column-width="5.7674in"/>
    </style:style>
    <style:style style:name="Table4.B" style:family="table-column">
      <style:table-column-properties style:column-width="0.9208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.3" style:family="table-row">
      <style:table-row-properties style:min-row-height="0.3333in" fo:keep-together="auto"/>
    </style:style>
    <style:style style:name="Table4.A10" style:family="table-cell">
      <style:table-cell-properties fo:background-color="#d9eaca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0813in" fo:padding-right="0.075in" fo:padding-top="0in" fo:padding-bottom="0in" fo:border="1pt solid #000000">
        <style:background-image/>
      </style:table-cell-properties>
    </style:style>
    <style:style style:name="Table5" style:family="table">
      <style:table-properties style:width="6.6889in" fo:margin-left="0in" fo:margin-top="0in" fo:margin-bottom="0in" table:align="left"/>
    </style:style>
    <style:style style:name="Table5.A" style:family="table-column">
      <style:table-column-properties style:column-width="5.7674in"/>
    </style:style>
    <style:style style:name="Table5.B" style:family="table-column">
      <style:table-column-properties style:column-width="0.9208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5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" style:family="table">
      <style:table-properties style:width="6.6854in" fo:margin-left="0in" fo:margin-top="0in" fo:margin-bottom="0in" table:align="left"/>
    </style:style>
    <style:style style:name="Table6.A" style:family="table-column">
      <style:table-column-properties style:column-width="1.7785in"/>
    </style:style>
    <style:style style:name="Table6.B" style:family="table-column">
      <style:table-column-properties style:column-width="0.875in"/>
    </style:style>
    <style:style style:name="Table6.C" style:family="table-column">
      <style:table-column-properties style:column-width="4.0319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6.2" style:family="table-row">
      <style:table-row-properties style:min-row-height="0.3333in" fo:keep-together="auto"/>
    </style:style>
    <style:style style:name="Table6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7" style:family="table">
      <style:table-properties style:width="6.6889in" fo:margin-left="0in" fo:margin-top="0in" fo:margin-bottom="0in" table:align="left"/>
    </style:style>
    <style:style style:name="Table7.A" style:family="table-column">
      <style:table-column-properties style:column-width="0.5118in"/>
    </style:style>
    <style:style style:name="Table7.B" style:family="table-column">
      <style:table-column-properties style:column-width="6.1764in"/>
    </style:style>
    <style:style style:name="Table7.1" style:family="table-row">
      <style:table-row-properties style:min-row-height="0.1667in" fo:keep-together="auto"/>
    </style:style>
    <style:style style:name="Table7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7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7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style:font-name-asian="Helvetica Neue1" style:font-name-complex="Helvetica Neue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1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2" style:family="paragraph" style:parent-style-name="Standard" style:master-page-name="Converted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3" style:family="paragraph" style:parent-style-name="Standard" style:master-page-name="Converted3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4" style:family="paragraph" style:parent-style-name="Standard" style:master-page-name="Converted4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5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</style:style>
    <style:style style:name="P22" style:family="paragraph" style:parent-style-name="Standard" style:list-style-name="WWNum6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3" style:family="paragraph" style:parent-style-name="Standard" style:list-style-name="WWNum7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4" style:family="paragraph" style:parent-style-name="Standard" style:list-style-name="WWNum8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5" style:family="paragraph" style:parent-style-name="Standard" style:list-style-name="WWNum9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6" style:family="paragraph" style:parent-style-name="Standard" style:list-style-name="WWNum10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7" style:family="paragraph" style:parent-style-name="Standard" style:list-style-name="WWNum1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8" style:family="paragraph" style:parent-style-name="Standard" style:list-style-name="WWNum2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9" style:family="paragraph" style:parent-style-name="Standard" style:list-style-name="WWNum4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0" style:family="paragraph" style:parent-style-name="Heading_20_2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1" style:family="paragraph" style:parent-style-name="Heading_20_2">
      <style:paragraph-properties fo:margin-top="0.25in" fo:margin-bottom="0.0555in" loext:contextual-spacing="false" fo:line-height="100%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2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 fo:background-color="#ffff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style:font-size-asian="10pt" style:font-style-asian="italic" style:font-weight-asian="normal" style:font-size-complex="10pt"/>
    </style:style>
    <style:style style:name="T9" style:family="text">
      <style:text-properties fo:font-variant="normal" fo:text-transform="none" fo:color="#000099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0" style:family="text">
      <style:text-properties style:font-name="Helvetica Neue" style:font-name-asian="Helvetica Neue1" style:font-name-complex="Helvetica Neue1"/>
    </style:style>
    <style:style style:name="T11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12" style:family="text">
      <style:text-properties style:font-name="Helvetica Neue" fo:font-size="10pt" fo:font-style="italic" style:text-underline-style="none" style:font-name-asian="Helvetica Neue1" style:font-size-asian="10pt" style:font-style-asian="italic" style:font-name-complex="Helvetica Neue1" style:font-size-complex="10pt"/>
    </style:style>
    <style:style style:name="T13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4" style:family="text">
      <style:text-properties style:text-position="0% 100%"/>
    </style:style>
    <style:style style:name="T1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gjdgxs"/>Análisis heurístico</text:p>
      <text:p text:style-name="P1"><text:span text:style-name="T1">A continuación se presenta el informe del análisis heurístico realizado sobre el sitio </text:span><text:span text:style-name="T10">SANA</text:span><text:span text:style-name="T1"> con fecha </text:span><text:span text:style-name="T10">11/06</text:span><text:span text:style-name="T1">/</text:span><text:span text:style-name="T10">2021</text:span></text:p>
      <text:p text:style-name="P31"><text:bookmark text:name="_30j0zll"/><text:span text:style-name="T14">Datos del análisi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3"><text:span text:style-name="T10">11/06/2021</text:span>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Standard"><text:span text:style-name="T10">Fibra (600 Mbps)</text:span>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Standard"><text:span text:style-name="T10">Linux (Ubuntu 20.04)</text:span>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Standard"><text:span text:style-name="T10">Navegador de escritorio (Chrome 91.0)</text:span>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2139388185" text:style-name="WWNum11">
              <text:list-item>
                <text:p text:style-name="P15"><text:span text:style-name="T11">Registrarse.</text:span></text:p>
              </text:list-item>
              <text:list-item>
                <text:p text:style-name="P15"><text:span text:style-name="T11">Iniciar sesión.</text:span></text:p>
              </text:list-item>
              <text:list-item>
                <text:p text:style-name="P15"><text:span text:style-name="T11">Cerrar sesión.</text:span></text:p>
              </text:list-item>
              <text:list-item>
                <text:p text:style-name="P15"><text:span text:style-name="T11">Realizar una reserva.</text:span></text:p>
              </text:list-item>
              <text:list-item>
                <text:p text:style-name="P15"><text:span text:style-name="T11">Crear un servicio.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3143204290" text:style-name="WWNum15">
              <text:list-item>
                <text:p text:style-name="P16"><text:span text:style-name="T11">Inicio.</text:span></text:p>
              </text:list-item>
              <text:list-item>
                <text:p text:style-name="P16"><text:span text:style-name="T11">Registrarse.</text:span></text:p>
              </text:list-item>
              <text:list-item>
                <text:p text:style-name="P16"><text:span text:style-name="T11">Inicio de sesión.</text:span></text:p>
              </text:list-item>
              <text:list-item>
                <text:p text:style-name="P16"><text:span text:style-name="T11">Listado de municipios.</text:span></text:p>
              </text:list-item>
              <text:list-item>
                <text:p text:style-name="P16"><text:span text:style-name="T11">Listado de áreas.</text:span></text:p>
              </text:list-item>
              <text:list-item>
                <text:p text:style-name="P16"><text:span text:style-name="T11">Crear reserva.</text:span></text:p>
              </text:list-item>
              <text:list-item>
                <text:p text:style-name="P16"><text:span text:style-name="T11">Confirmación.</text:span></text:p>
              </text:list-item>
              <text:list-item>
                <text:p text:style-name="P16"><text:span text:style-name="T11">Gestionar servicios.</text:span></text:p>
              </text:list-item>
              <text:list-item>
                <text:p text:style-name="P16"><text:span text:style-name="T11">Crear servicio.</text:span></text:p>
              </text:list-item>
            </text:list>
          </table:table-cell>
        </table:table-row>
      </table:table>
      <text:p text:style-name="P31"><text:bookmark text:name="_1fob9te"/><text:span text:style-name="T14">Objetiv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T11">Registrarse.</text:span></text:p>
          </table:table-cell>
          <table:table-cell table:style-name="Table2.A2" office:value-type="string">
            <text:p text:style-name="Standard"><text:span text:style-name="T11">Registrarse.</text:span></text:p>
          </table:table-cell>
          <table:table-cell table:style-name="Table2.C2" office:value-type="string">
            <text:list xml:id="list3795630991" text:style-name="WWNum13">
              <text:list-item>
                <text:p text:style-name="P17"><text:span text:style-name="T11">Inicio.</text:span></text:p>
              </text:list-item>
              <text:list-item>
                <text:p text:style-name="P17"><text:span text:style-name="T11">Registrarse.</text:span>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Standard"><text:span text:style-name="T11">Iniciar sesión.</text:span></text:p>
          </table:table-cell>
          <table:table-cell table:style-name="Table2.A2" office:value-type="string">
            <text:p text:style-name="Standard"><text:span text:style-name="T11">Iniciar sesión.</text:span></text:p>
          </table:table-cell>
          <table:table-cell table:style-name="Table2.C2" office:value-type="string">
            <text:list xml:id="list894922847" text:style-name="WWNum12">
              <text:list-item>
                <text:p text:style-name="P18"><text:span text:style-name="T11">Inicio.</text:span></text:p>
              </text:list-item>
              <text:list-item>
                <text:p text:style-name="P18"><text:span text:style-name="T11">Inicio de sesión.</text:span></text:p>
              </text:list-item>
            </text:list>
          </table:table-cell>
        </table:table-row>
        <table:table-row table:style-name="Table2.4">
          <table:table-cell table:style-name="Table2.A2" office:value-type="string">
            <text:p text:style-name="Standard"><text:span text:style-name="T11">Cerrar sesión.</text:span></text:p>
          </table:table-cell>
          <table:table-cell table:style-name="Table2.A2" office:value-type="string">
            <text:p text:style-name="Standard"><text:span text:style-name="T11">Cerrar sesión.</text:span></text:p>
          </table:table-cell>
          <table:table-cell table:style-name="Table2.C2" office:value-type="string">
            <text:list xml:id="list337401905822" text:continue-list="list3795630991" text:style-name="WWNum13">
              <text:list-item>
                <text:p text:style-name="P17"><text:span text:style-name="T11">Inicio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Crear una reserva.</text:span></text:p>
          </table:table-cell>
          <table:table-cell table:style-name="Table2.A2" office:value-type="string">
            <text:p text:style-name="Standard"><text:span text:style-name="T11">Crear una reserva.</text:span></text:p>
          </table:table-cell>
          <table:table-cell table:style-name="Table2.C2" office:value-type="string">
            <text:list xml:id="list2011338914" text:style-name="WWNum14">
              <text:list-item>
                <text:p text:style-name="P19"><text:span text:style-name="T11">Inicio.</text:span></text:p>
              </text:list-item>
              <text:list-item>
                <text:p text:style-name="P19"><text:span text:style-name="T11">Listado de municipios.</text:span></text:p>
              </text:list-item>
              <text:list-item>
                <text:p text:style-name="P19"><text:span text:style-name="T11">Listado de áreas.</text:span></text:p>
              </text:list-item>
              <text:list-item>
                <text:p text:style-name="P19"><text:span text:style-name="T11">Crear reserva.</text:span></text:p>
              </text:list-item>
              <text:list-item>
                <text:p text:style-name="P19"><text:span text:style-name="T11">Confirmación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Crear un servicio.</text:span></text:p>
          </table:table-cell>
          <table:table-cell table:style-name="Table2.A2" office:value-type="string">
            <text:p text:style-name="Standard"><text:span text:style-name="T11">Crear un servicio.</text:span></text:p>
          </table:table-cell>
          <table:table-cell table:style-name="Table2.C2" office:value-type="string">
            <text:list xml:id="list3848671715" text:style-name="WWNum3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Gestionar áreas.</text:span></text:p>
              </text:list-item>
              <text:list-item>
                <text:p text:style-name="P20"><text:span text:style-name="T11">Gestionar servicios.</text:span></text:p>
              </text:list-item>
              <text:list-item>
                <text:p text:style-name="P20"><text:span text:style-name="T11">Crear servicio.</text:span></text:p>
              </text:list-item>
            </text:list>
          </table:table-cell>
        </table:table-row>
      </table:table>
      <text:p text:style-name="P30"><text:bookmark text:name="_3znysh7"/><text:span text:style-name="T14">Mediciones</text:span></text:p>
      <text:p text:style-name="P1"><text:span text:style-name="T1">Las mediciones que dan valor a los heurísticos siguen el siguiente patrón</text:span><text:span text:style-name="T7"><text:note text:id="ftn1" text:note-class="footnote"><text:note-citation>1</text:note-citation><text:note-body><text:p text:style-name="P11"><text:span text:style-name="T15"/><text:span text:style-name="T2"><text:tab/> Cuando el heurístico no sea de aplicación se notará con un espacio en blanco, computando como nulo su valor de tal modo que no afecte al promedio</text:span>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5"><text:span text:style-name="T2">1</text:span></text:p>
          </table:table-cell>
          <table:table-cell table:style-name="Table3.B2" office:value-type="string">
            <text:p text:style-name="P3"><text:span text:style-name="T2">Se da la mínima expresión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2</text:span></text:p>
          </table:table-cell>
          <table:table-cell table:style-name="Table3.B2" office:value-type="string">
            <text:p text:style-name="P3"><text:span text:style-name="T2">Se da una expresión baj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3</text:span></text:p>
          </table:table-cell>
          <table:table-cell table:style-name="Table3.B2" office:value-type="string">
            <text:p text:style-name="P3"><text:span text:style-name="T2">Se da una expresión medi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4</text:span></text:p>
          </table:table-cell>
          <table:table-cell table:style-name="Table3.B2" office:value-type="string">
            <text:p text:style-name="P3"><text:span text:style-name="T2">Se da una expresión alt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5</text:span></text:p>
          </table:table-cell>
          <table:table-cell table:style-name="Table3.B2" office:value-type="string">
            <text:p text:style-name="P3"><text:span text:style-name="T2">Se da la máxima expresión del heurístico en las páginas evaluadas</text:span></text:p>
          </table:table-cell>
        </table:table-row>
      </table:table>
      <text:p text:style-name="P2"/>
      <text:p text:style-name="P2"/>
      <text:p text:style-name="P30"><text:bookmark text:name="_2et92p0"/><text:span text:style-name="T14">Heurísticos generales</text:span><text:span text:style-name="T15"><text:note text:id="ftn2" text:note-class="footnote"><text:note-citation>2</text:note-citation><text:note-body><text:p text:style-name="P12"><text:span text:style-name="T15"/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9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6">¿Cuáles son los objetivos del sitio web? ¿Son concretos y bien deﬁnidos? <text:s/></text:span></text:p>
            <text:p text:style-name="P3"><text:span text:style-name="T2">¿Los contenidos y servicios que ofrece se corresponden con esos objetivo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Tiene una URL correcta, clara y fácil de recordar? ¿Y las URL de sus páginas internas? ¿Son claras y permanente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Muestra de forma precisa y completa qué contenidos o servicios ofrece realmente 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La estructura general del sitio web está orientada al usuari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l look &amp; feel general se corresponde con los objetivos, características, contenidos y servicios d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coherente el diseño general d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reconocible el diseño general d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l sitio web se actualiza periódicamente? ¿Indica cuándo se actualiz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muestra claramente la identidad de la empresa-sitio a través de todas las págin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El logotipo, ¿es signiﬁcativo, identiﬁcable y suﬁcientemente visibl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l eslogan o tagline, ¿expresa realmente qué es la empresa y qué servicios ofrec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ofrece algún enlace con información sobre la empresa, sitio web, 'webmaster',...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proporciona mecanismos para ponerse en contacto con la empres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Se proporciona información sobre la protección de datos de carácter personal de los clientes o los derechos de autor de los contenidos d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En artículos, noticias, informes...¿se muestra claramente información sobre el autor, fuentes y fechas de creación y revisión del document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ext:soft-page-break/>
        <table:table-row table:style-name="Table4.1">
          <table:table-cell table:style-name="Table4.A2" office:value-type="string">
            <text:p text:style-name="P3"><text:span text:style-name="T2">¿El sitio web habla el mismo lenguaje que sus usuario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mplea un lenguaje claro y concis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amigable, familiar y cercan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1 párrafo = 1 ide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6">Los rótulos, ¿son signiﬁcativo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Usa rótulos estándar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¿Usa un único sistema de organización, bien deﬁnido y clar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Utiliza un sistema de rotulado controlado y precis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El título de las páginas, ¿es correcto? ¿ha sido planiﬁca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La estructura de organización y navegación, ¿es la más adecuad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n el caso de estructura jerárquica, ¿mantiene un equilibrio entre profundidad y anchur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n el caso de ser puramente hipertextual, ¿están todos los nodos comunicado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Los enlaces son fácilmente reconocibles como tales? ¿Su caracterización indica su estado (visitados, activos,...)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En menús de navegación, ¿se ha controlado el número de elementos y de términos por elemento para no producir sobrecarga memorístic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predecible la respuesta del sistema antes de hacer clic sobre el enlac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que no haya enlaces que no llevan a ningún sitio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3">
          <table:table-cell table:style-name="Table4.A2" office:value-type="string">
            <text:p text:style-name="P3"><text:span text:style-name="T2">¿Existen elementos de navegación que orienten al usuario acerca de dónde está y cómo deshacer su navegación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Las imágenes enlace, ¿se reconocen como clicables? ¿incluyen un atributo 'title' describiendo la página de destin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la redundancia de enlace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que no haya páginas "huérfanas"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Se aprovechan las zonas de alta jerarquía informativa de la página para contenidos de mayor relevanci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la sobrecarga informativ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una interfaz limpia, sin ruido visual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xisten zonas en "blanco" entre los objetos informativos de la página para poder descansar la vist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ce un uso correcto del espacio visual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Se utiliza correctamente la jerarquía visual para expresar las relaciones del tipo "parte de" entre los elementos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la longitud de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encuentra fácilmente accesibl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fácilmente reconocible como tal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Permite la búsqueda avanzad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Muestra los resultados de la búsqueda de forma comprensible para el usuari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¿La caja de texto es lo suﬁcientemente ancha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1">
          <table:table-cell table:style-name="Table4.A2" office:value-type="string">
            <text:p text:style-name="P3"><text:span text:style-name="T2">¿Asiste al usuario en caso de no poder ofrecer resultados para una consultada dad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Las fotografías están bien recortadas? ¿son comprensibles? ¿se ha cuidado su resolución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Las metáforas visuales son reconocibles y comprensibles por cualquier usuari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l uso de imágenes o animaciones proporciona algún tipo de valor añadi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el uso de animaciones cíclic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Si posee una sección de ayuda, ¿Es verdaderamente necesari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l enlace a la sección de ayuda, ¿está colocado en una zona visibl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ofrece ayuda contextual en tareas complej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Si posee FAQs, ¿es correcta tanto la elección como la redacción de las preguntas? ¿y las </text:span></text:p>
            <text:p text:style-name="P3"><text:span text:style-name="T2">respuest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6">¿El tamaño de fuente se ha deﬁnido de forma relativa, o por lo menos, la fuente es lo suﬁcientemente grande como para no diﬁcultar la legibilidad del text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6">¿El tipo de fuente, efectos tipográﬁcos, ancho de línea y alineación empleados facilitan la lectur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xiste un alto contraste entre el color de fuente y el fon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Incluyen las imágenes atributos 'alt' que describan su conteni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s compatible el sitio web con los diferentes navegadores? ¿se visualiza correctamente con diferentes resoluciones de pantalla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3">
          <table:table-cell table:style-name="Table4.A2" office:value-type="string">
            <text:p text:style-name="P3"><text:span text:style-name="T2">¿Puede el usuario disfrutar de todos los contenidos del sitio web sin necesidad de tener que descargar e instalar plugins adicionale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el peso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puede imprimir la página sin problem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Tiene el usuario todo el control sobre el interfaz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informa constantemente al usuario acerca de lo que está pasan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informa al usuario de lo que ha pasa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Cuando se produce un error, ¿se informa de forma clara y no alarmista al usuario de lo ocurrido y de cómo solucionar el problem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Posee el usuario libertad para actuar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el tiempo de respuest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><text:bookmark text:name="_tyjcwt"/><text:span text:style-name="T14">Heurísticos específicos</text:span><text:span text:style-name="T15"><text:note text:id="ftn3" text:note-class="footnote"><text:note-citation>3</text:note-citation><text:note-body><text:p text:style-name="P13"><text:span text:style-name="T15"/><text:span text:style-name="T2"><text:tab/> Diseñar la redacción de heurísticos específicos para el proyecto en función de su naturaleza o sector de actividad. Se pueden describir tantos grupos de heurísticos específicos como sea necesario.</text:span></text:p></text:note-body></text:note>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Standard">[Tarea]</text:p>
          </table:table-cell>
          <table:table-cell table:style-name="Table5.B1" office:value-type="string">
            <text:p text:style-name="Standard">Puntos</text:p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</table:table>
      <text:p text:style-name="Standard"/>
      <text:p text:style-name="Heading_20_2"><text:bookmark text:name="_3dy6vkm"/>Conclusiones</text:p>
      <text:p text:style-name="P1"><text:span text:style-name="T1">A modo de conclusiones podemos ver un mapa de los heurísticos controlados en esta evaluación, agrupados por categoría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Heurísticos</text:p>
          </table:table-cell>
          <table:table-cell table:style-name="Table6.A1" office:value-type="string">
            <text:p text:style-name="Standard">Resultado</text:p>
          </table:table-cell>
          <table:table-cell table:style-name="Table6.C1" office:value-type="string">
            <text:p text:style-name="Standard">Observaciones</text:p>
          </table:table-cell>
        </table:table-row>
        <table:table-row table:style-name="Table6.2">
          <table:table-cell table:style-name="Table6.A2" office:value-type="string">
            <text:p text:style-name="P3"><text:span text:style-name="T2">Generales</text:span></text:p>
          </table:table-cell>
          <table:table-cell table:style-name="Table6.A2" office:value-type="string">
            <text:p text:style-name="P5"><text:span text:style-name="T5">Promedio</text:span></text:p>
          </table:table-cell>
          <table:table-cell table:style-name="Table6.C2" office:value-type="string">
            <text:list xml:id="list831384835" text:style-name="WWNum5">
              <text:list-item>
                <text:p text:style-name="P21"><text:span text:style-name="T5">Describir los puntos débiles de cada una de las agrupaciones de heurísticos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Identidad e inform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431116589" text:style-name="WWNum6">
              <text:list-item>
                <text:p text:style-name="P22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Lenguaje y redac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2">Rotulado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2806711292" text:style-name="WWNum7">
              <text:list-item>
                <text:p text:style-name="P23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Estructura y naveg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2251786078" text:style-name="WWNum8">
              <text:list-item>
                <text:p text:style-name="P24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Layout de la págin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098350336" text:style-name="WWNum9">
              <text:list-item>
                <text:p text:style-name="P25"/>
              </text:list-item>
            </text:list>
          </table:table-cell>
        </table:table-row>
        <table:table-row table:style-name="Table6.2">
          <table:table-cell table:style-name="Table6.A2" office:value-type="string">
            <text:p text:style-name="P3"><text:span text:style-name="T2">Búsqueda (en caso de ser necesaria)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115655082" text:style-name="WWNum10">
              <text:list-item>
                <text:p text:style-name="P26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Elementos multimedi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920913524" text:style-name="WWNum1">
              <text:list-item>
                <text:p text:style-name="P27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Ayud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2">Accesibilidad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739026753" text:style-name="WWNum2">
              <text:list-item>
                <text:p text:style-name="P28"/>
              </text:list-item>
            </text:list>
          </table:table-cell>
        </table:table-row>
        <table:table-row table:style-name="Table6.2">
          <table:table-cell table:style-name="Table6.A2" office:value-type="string">
            <text:p text:style-name="P3"><text:span text:style-name="T2">Control y retroaliment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477235559" text:style-name="WWNum4">
              <text:list-item>
                <text:p text:style-name="P29"/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2"><text:bookmark text:name="_1t3h5sf"/>Propuestas de solución</text:p>
      <text:p text:style-name="P1"><text:span text:style-name="T1">A continuación se muestran las propuestas de solución para mejorar la usabilidad de la aplicación, siguiendo los resultados obtenidos de la evaluación heurística</text:span><text:span text:style-name="T7"><text:note text:id="ftn4" text:note-class="footnote"><text:note-citation>4</text:note-citation><text:note-body><text:p text:style-name="P14"><text:span text:style-name="T15"/><text:span text:style-name="T2"><text:tab/> Se marcan con un prefijo </text:span><text:span text:style-name="T3">CLAVE</text:span><text:span text:style-name="T2"> o con un color destacado en la celda aquellas propuestas que se consideran críticas para mejorar sensiblemente la aplicación, siendo recomendado que su implementación sea prioritaria.</text:span></text:p></text:note-body></text:note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#</text:p>
          </table:table-cell>
          <table:table-cell table:style-name="Table7.B1" office:value-type="string">
            <text:p text:style-name="Standard">Propuesta de solución</text:p>
          </table:table-cell>
        </table:table-row>
        <table:table-row table:style-name="Table7.1">
          <table:table-cell table:style-name="Table7.A2" office:value-type="string">
            <text:p text:style-name="P5"><text:span text:style-name="T2">1</text:span></text:p>
          </table:table-cell>
          <table:table-cell table:style-name="Table7.B2" office:value-type="string">
            <text:p text:style-name="P3"><text:span text:style-name="T5">Propuesta de solución para cada una de las observaciones de la tabla anterior</text:span></text:p>
          </table:table-cell>
        </table:table-row>
        <table:table-row table:style-name="Table7.1">
          <table:table-cell table:style-name="Table7.A2" office:value-type="string">
            <text:p text:style-name="P5"><text:span text:style-name="T2">2</text:span></text:p>
          </table:table-cell>
          <table:table-cell table:style-name="Table7.B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5"><text:span text:style-name="T2">3</text:span></text:p>
          </table:table-cell>
          <table:table-cell table:style-name="Table7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9" meta:paragraph-count="220" meta:word-count="1329" meta:character-count="8377" meta:non-whitespace-character-count="7290"/>
    <meta:generator>LibreOfficeDev/6.0.5.2$Linux_X86_64 LibreOffice_project/</meta:generator>
  </office:meta>
</office:document-meta>
</file>